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4badd" officeooo:paragraph-rsid="0004badd"/>
    </style:style>
    <style:style style:name="P2" style:family="paragraph" style:parent-style-name="Text_20_body">
      <style:text-properties officeooo:rsid="0005105f" officeooo:paragraph-rsid="0005105f"/>
    </style:style>
    <style:style style:name="P3" style:family="paragraph" style:parent-style-name="Text_20_body" style:list-style-name="L2">
      <style:text-properties officeooo:rsid="0005105f" officeooo:paragraph-rsid="0005105f"/>
    </style:style>
    <style:style style:name="P4" style:family="paragraph" style:parent-style-name="Text_20_body">
      <style:text-properties officeooo:rsid="0005c2a7" officeooo:paragraph-rsid="0005c2a7"/>
    </style:style>
    <style:style style:name="P5" style:family="paragraph" style:parent-style-name="Text_20_body" style:list-style-name="L4">
      <style:text-properties officeooo:rsid="0005c2a7" officeooo:paragraph-rsid="0005c2a7"/>
    </style:style>
    <style:style style:name="P6" style:family="paragraph" style:parent-style-name="Text_20_body" style:list-style-name="L4">
      <style:text-properties officeooo:rsid="00069398" officeooo:paragraph-rsid="0005c2a7"/>
    </style:style>
    <style:style style:name="P7" style:family="paragraph" style:parent-style-name="Text_20_body" style:list-style-name="L5">
      <style:text-properties officeooo:rsid="00069398" officeooo:paragraph-rsid="00069398"/>
    </style:style>
    <style:style style:name="P8" style:family="paragraph" style:parent-style-name="Text_20_body">
      <style:text-properties officeooo:rsid="00069398" officeooo:paragraph-rsid="00069398"/>
    </style:style>
    <style:style style:name="P9" style:family="paragraph" style:parent-style-name="Text_20_body">
      <style:text-properties officeooo:rsid="00086f9b" officeooo:paragraph-rsid="00086f9b"/>
    </style:style>
    <style:style style:name="P10" style:family="paragraph" style:parent-style-name="Text_20_body" style:list-style-name="L6">
      <style:text-properties officeooo:rsid="00086f9b" officeooo:paragraph-rsid="00086f9b"/>
    </style:style>
    <style:style style:name="P11" style:family="paragraph" style:parent-style-name="Text_20_body">
      <style:text-properties officeooo:rsid="000a1ff8" officeooo:paragraph-rsid="000a1ff8"/>
    </style:style>
    <style:style style:name="P12" style:family="paragraph" style:parent-style-name="Text_20_body" style:list-style-name="L7">
      <style:text-properties officeooo:rsid="000a1ff8" officeooo:paragraph-rsid="000a1ff8"/>
    </style:style>
    <style:style style:name="P13" style:family="paragraph" style:parent-style-name="Text_20_body" style:list-style-name="L8">
      <style:text-properties officeooo:rsid="000a1ff8" officeooo:paragraph-rsid="000a1ff8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0b9f57" officeooo:paragraph-rsid="000b9f57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0ed009" officeooo:paragraph-rsid="000ed009" style:font-weight-asian="bold" style:font-weight-complex="bold"/>
    </style:style>
    <style:style style:name="P16" style:family="paragraph" style:parent-style-name="Text_20_body">
      <style:text-properties style:text-underline-style="none" fo:font-weight="normal" officeooo:rsid="000b9f57" officeooo:paragraph-rsid="000b9f57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0ed009" officeooo:paragraph-rsid="000ed009" style:font-weight-asian="normal" style:font-weight-complex="normal"/>
    </style:style>
    <style:style style:name="T1" style:family="text">
      <style:text-properties officeooo:rsid="00057d51"/>
    </style:style>
    <style:style style:name="T2" style:family="text">
      <style:text-properties officeooo:rsid="0005c2a7"/>
    </style:style>
    <style:style style:name="T3" style:family="text">
      <style:text-properties officeooo:rsid="000693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scopo Estudio de dança M.F.</text:p>
      <text:p text:style-name="P1">Cultura e Lazer </text:p>
      <text:p text:style-name="P2">A ocupação de Michel Ferreira no <text:span text:style-name="T1">Estúdio</text:span> de dança M.F. são todas as funções:</text:p>
      <text:list xml:id="list4100999719" text:style-name="L2">
        <text:list-item>
          <text:p text:style-name="P3">recepcionista</text:p>
        </text:list-item>
        <text:list-item>
          <text:p text:style-name="P3">professore</text:p>
        </text:list-item>
        <text:list-item>
          <text:p text:style-name="P3">Marketing</text:p>
        </text:list-item>
        <text:list-item>
          <text:p text:style-name="P3">Contador </text:p>
        </text:list-item>
        <text:list-item>
          <text:p text:style-name="P3">ADM</text:p>
        </text:list-item>
        <text:list-item>
          <text:p text:style-name="P3">Faxina </text:p>
        </text:list-item>
        <text:list-item>
          <text:p text:style-name="P3">Socio proprietário </text:p>
        </text:list-item>
        <text:list-item>
          <text:p text:style-name="P3">entrevistar professores novos </text:p>
        </text:list-item>
      </text:list>
      <text:p text:style-name="P2">Cuidar do espaço <text:span text:style-name="T1">físico</text:span>, ADM e <text:span text:style-name="T1">bem-estar</text:span> dos alunos. Promovendo a <text:span text:style-name="T1">saúde</text:span> <text:span text:style-name="T1">através</text:span> da <text:span text:style-name="T1">dança de</text:span> salão. <text:span text:style-name="T2">Para o publico geral de todas as idades. O sucesso se mede através do aumento de demanda que resulta em salas de aula cheias. O que pode atrapalhar é a concorrência e a falta de recursos financeiros. O seu conhecimento e formação acadêmica são suas principais ferramentas que facilitam seu trabalho.</text:span></text:p>
      <text:p text:style-name="P4">Pensando no site e sistema eu preciso de :</text:p>
      <text:p text:style-name="P4">Site</text:p>
      <text:list xml:id="list2804852120" text:style-name="L4">
        <text:list-item>
          <text:p text:style-name="P5">Alguém que entenda de relacionamentos e redes sociais.</text:p>
        </text:list-item>
        <text:list-item>
          <text:p text:style-name="P5">Janela de comunicação, chat.</text:p>
        </text:list-item>
        <text:list-item>
          <text:p text:style-name="P5">Ambiente clean.</text:p>
        </text:list-item>
        <text:list-item>
          <text:p text:style-name="P5">Contatos</text:p>
        </text:list-item>
        <text:list-item>
          <text:p text:style-name="P5"><text:span text:style-name="T3">Fale</text:span> conosco </text:p>
        </text:list-item>
        <text:list-item>
          <text:p text:style-name="P5"><text:span text:style-name="T3">Tire</text:span> suas <text:span text:style-name="T3">dúvidas</text:span> </text:p>
        </text:list-item>
        <text:list-item>
          <text:p text:style-name="P6">SAC</text:p>
        </text:list-item>
        <text:list-item>
          <text:p text:style-name="P5"><text:span text:style-name="T3">Quem</text:span> somos </text:p>
        </text:list-item>
        <text:list-item>
          <text:p text:style-name="P5"><text:span text:style-name="T3">Fotos</text:span> e <text:span text:style-name="T3">vídeos</text:span> </text:p>
        </text:list-item>
        <text:list-item>
          <text:p text:style-name="P5">Novos cursos</text:p>
        </text:list-item>
        <text:list-item>
          <text:p text:style-name="P5"><text:span text:style-name="T3">Turma</text:span> regular </text:p>
        </text:list-item>
        <text:list-item>
          <text:p text:style-name="P6">Whorkshop</text:p>
        </text:list-item>
      </text:list>
      <text:p text:style-name="P4"><text:span text:style-name="T3">Sistema: </text:span></text:p>
      <text:list xml:id="list243415162" text:style-name="L5">
        <text:list-item>
          <text:p text:style-name="P7">cadastro </text:p>
        </text:list-item>
        <text:list-item>
          <text:p text:style-name="P7"><text:soft-page-break/>inicio e fim da matricula </text:p>
        </text:list-item>
        <text:list-item>
          <text:p text:style-name="P7">Obs, se o aluno tem promoção ou não </text:p>
        </text:list-item>
        <text:list-item>
          <text:p text:style-name="P7">Passe livre, quantas aulas pode fazer</text:p>
        </text:list-item>
        <text:list-item>
          <text:p text:style-name="P7">mostrar quando mensalidade vai vencer </text:p>
        </text:list-item>
        <text:list-item>
          <text:p text:style-name="P7">e-mail c/ autoriza’~ao a receber e-mail automaticamente.</text:p>
        </text:list-item>
        <text:list-item>
          <text:p text:style-name="P7">Tudo que precisa mexer , comunicação e cadastro de bolsistas.</text:p>
        </text:list-item>
      </text:list>
      <text:p text:style-name="P9">Os usuários do sistema e do site sera:</text:p>
      <text:list xml:id="list2226123159" text:style-name="L6">
        <text:list-item>
          <text:p text:style-name="P10">recepcionista</text:p>
        </text:list-item>
        <text:list-item>
          <text:p text:style-name="P10">professores</text:p>
        </text:list-item>
        <text:list-item>
          <text:p text:style-name="P10">socios/proprietario</text:p>
        </text:list-item>
      </text:list>
      <text:p text:style-name="P11">Michel ferreira é formado em educação física – licenciatura, gestão empresarial e curso técnico de dança de salão. Tem conhecimentos básicos de Windows, utiliza em suas maquinas o Windows 8.</text:p>
      <text:p text:style-name="P11">As redes sociais mais utilizadas pela sua empresa são:</text:p>
      <text:list xml:id="list2264976126" text:style-name="L7">
        <text:list-item>
          <text:p text:style-name="P12">Facebook</text:p>
        </text:list-item>
        <text:list-item>
          <text:p text:style-name="P12">Instagram</text:p>
        </text:list-item>
        <text:list-item>
          <text:p text:style-name="P12">YouTube</text:p>
        </text:list-item>
      </text:list>
      <text:p text:style-name="P11">Pretende com o sistema controlar tudo, desde um simples cadastro de visita a um controle de estoque. Ex:</text:p>
      <text:list xml:id="list812527524" text:style-name="L8">
        <text:list-item>
          <text:p text:style-name="P13">Quanto recebi</text:p>
        </text:list-item>
        <text:list-item>
          <text:p text:style-name="P13">Quanto paguei</text:p>
        </text:list-item>
        <text:list-item>
          <text:p text:style-name="P13">Quanto falta receber</text:p>
        </text:list-item>
        <text:list-item>
          <text:p text:style-name="P13">Alunos inadiplentes</text:p>
        </text:list-item>
        <text:list-item>
          <text:p text:style-name="P13">Controle de frequencia</text:p>
        </text:list-item>
      </text:list>
      <text:p text:style-name="P11">A cantina da escola não vende nada, os bailes e aulas os próprios alunos e participantes trazem comes e bebes no estilo festa americana.</text:p>
      <text:p text:style-name="P11">Espera que o tempo de treinamento de sistema ocorra no máximo em uma semana.</text:p>
      <text:p text:style-name="P11">A aplicação é apenas para proprietários e funcionários.</text:p>
      <text:p text:style-name="P15">Avaliação da Solução e suas necessidades</text:p>
      <text:p text:style-name="P17">Todos utilizarão a aplicação e precisam dela. Uma solução bem sucedida é o sistema funcional, intuiutivo, rapido e completo para todas as areas da empresa.</text:p>
      <text:p text:style-name="P17">Com uma alta taxa de segurança, desempenho , suporte com suporte direcionado para a Koala e MF. Onde tenha um atuação transparente da Koala que fique sabendo de tudo que estamos fazendo, facil de mexer , não exigiu requisitos nenhum desde que seus dados não fiquem expostos.</text:p>
      <text:p text:style-name="P14"/>
      <text:p text:style-name="P14"><text:soft-page-break/>Analise do sistema:</text:p>
      <text:p text:style-name="P16">Analista: Bruno César , CEO da empresa Koala soluções e Tecnologias.</text:p>
      <text:p text:style-name="P16">Um caso simples de criação de uma escola de dança de salão em crescimento. Otimo dialogo e visão de crescimento, esperamos como empresa crescer e atende-lo e firmar uma parceria com muitos frutos e de longa duração.</text:p>
      <text:p text:style-name="P17"/>
      <text:p text:style-name="P16">\</text:p>
      <text:p text:style-name="P16">Analista:</text:p>
      <text:p text:style-name="P16">Analista:</text:p>
      <text:p text:style-name="P16">Analista: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25:54.149000000</meta:creation-date>
    <dc:date>2018-07-20T14:01:06.625000000</dc:date>
    <meta:editing-duration>PT18M9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3" meta:paragraph-count="63" meta:word-count="484" meta:character-count="2781" meta:non-whitespace-character-count="2380"/>
  </office:meta>
</office:document-meta>
</file>